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Дата</text:p>
          </table:table-cell>
          <table:table-cell office:value-type="string">
            <text:p>План РТО</text:p>
          </table:table-cell>
          <table:table-cell office:value-type="string">
            <text:p>Факт РТО</text:p>
          </table:table-cell>
          <table:table-cell office:value-type="string">
            <text:p>План ЦКП</text:p>
          </table:table-cell>
          <table:table-cell office:value-type="string">
            <text:p>Факт ЦКП</text:p>
          </table:table-cell>
          <table:table-cell office:value-type="string">
            <text:p>План чеков</text:p>
          </table:table-cell>
          <table:table-cell office:value-type="string">
            <text:p>Факт чеков</text:p>
          </table:table-cell>
          <table:table-cell office:value-type="string">
            <text:p>Факт дисконт кар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01</text:p>
          </table:table-cell>
          <table:table-cell office:value="35629" office:value-type="float"/>
          <table:table-cell office:value="0" office:value-type="float"/>
          <table:table-cell office:value="3562" office:value-type="float"/>
          <table:table-cell office:value="0" office:value-type="float"/>
          <table:table-cell office:value="35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02</text:p>
          </table:table-cell>
          <table:table-cell office:value="41567" office:value-type="float"/>
          <table:table-cell office:value="0" office:value-type="float"/>
          <table:table-cell office:value="4156" office:value-type="float"/>
          <table:table-cell office:value="0" office:value-type="float"/>
          <table:table-cell office:value="41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03</text:p>
          </table:table-cell>
          <table:table-cell office:value="29691" office:value-type="float"/>
          <table:table-cell office:value="0" office:value-type="float"/>
          <table:table-cell office:value="2969" office:value-type="float"/>
          <table:table-cell office:value="0" office:value-type="float"/>
          <table:table-cell office:value="29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04</text:p>
          </table:table-cell>
          <table:table-cell office:value="23752" office:value-type="float"/>
          <table:table-cell office:value="0" office:value-type="float"/>
          <table:table-cell office:value="2375" office:value-type="float"/>
          <table:table-cell office:value="0" office:value-type="float"/>
          <table:table-cell office:value="23" office:value-type="float"/>
          <table:table-cell office:value="0" office:value-type="float"/>
          <table:table-cell office:value="0" office:value-type="float"/>
          <table:table-cell/>
          <table:table-cell office:value="1000000" office:value-type="float"/>
          <table:table-cell office:value-type="string">
            <text:p>Общий план РТО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05</text:p>
          </table:table-cell>
          <table:table-cell office:value="29691" office:value-type="float"/>
          <table:table-cell office:value="0" office:value-type="float"/>
          <table:table-cell office:value="2969" office:value-type="float"/>
          <table:table-cell office:value="0" office:value-type="float"/>
          <table:table-cell office:value="29" office:value-type="float"/>
          <table:table-cell office:value="0" office:value-type="float"/>
          <table:table-cell office:value="0" office:value-type="float"/>
          <table:table-cell/>
          <table:table-cell office:value="0" office:value-type="float"/>
          <table:table-cell office:value-type="string">
            <text:p>Общий факт РТО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06</text:p>
          </table:table-cell>
          <table:table-cell office:value="29691" office:value-type="float"/>
          <table:table-cell office:value="0" office:value-type="float"/>
          <table:table-cell office:value="2969" office:value-type="float"/>
          <table:table-cell office:value="0" office:value-type="float"/>
          <table:table-cell office:value="29" office:value-type="float"/>
          <table:table-cell office:value="0" office:value-type="float"/>
          <table:table-cell office:value="0" office:value-type="float"/>
          <table:table-cell/>
          <table:table-cell office:value="0.0" office:value-type="float"/>
          <table:table-cell office:value-type="string">
            <text:p>Процент выполнения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07</text:p>
          </table:table-cell>
          <table:table-cell office:value="33254" office:value-type="float"/>
          <table:table-cell office:value="0" office:value-type="float"/>
          <table:table-cell office:value="3325" office:value-type="float"/>
          <table:table-cell office:value="0" office:value-type="float"/>
          <table:table-cell office:value="33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08</text:p>
          </table:table-cell>
          <table:table-cell office:value="35629" office:value-type="float"/>
          <table:table-cell office:value="0" office:value-type="float"/>
          <table:table-cell office:value="3562" office:value-type="float"/>
          <table:table-cell office:value="0" office:value-type="float"/>
          <table:table-cell office:value="35" office:value-type="float"/>
          <table:table-cell office:value="0" office:value-type="float"/>
          <table:table-cell office:value="0" office:value-type="float"/>
          <table:table-cell/>
          <table:table-cell office:value="1000" office:value-type="float"/>
          <table:table-cell office:value-type="string">
            <text:p>Общий план чеков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09</text:p>
          </table:table-cell>
          <table:table-cell office:value="41567" office:value-type="float"/>
          <table:table-cell office:value="0" office:value-type="float"/>
          <table:table-cell office:value="4156" office:value-type="float"/>
          <table:table-cell office:value="0" office:value-type="float"/>
          <table:table-cell office:value="41" office:value-type="float"/>
          <table:table-cell office:value="0" office:value-type="float"/>
          <table:table-cell office:value="0" office:value-type="float"/>
          <table:table-cell/>
          <table:table-cell office:value="0" office:value-type="float"/>
          <table:table-cell office:value-type="string">
            <text:p>Общий факт чеков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10</text:p>
          </table:table-cell>
          <table:table-cell office:value="29691" office:value-type="float"/>
          <table:table-cell office:value="0" office:value-type="float"/>
          <table:table-cell office:value="2969" office:value-type="float"/>
          <table:table-cell office:value="0" office:value-type="float"/>
          <table:table-cell office:value="29" office:value-type="float"/>
          <table:table-cell office:value="0" office:value-type="float"/>
          <table:table-cell office:value="0" office:value-type="float"/>
          <table:table-cell/>
          <table:table-cell office:value="0.0" office:value-type="float"/>
          <table:table-cell office:value-type="string">
            <text:p>Процент выполнения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11</text:p>
          </table:table-cell>
          <table:table-cell office:value="23752" office:value-type="float"/>
          <table:table-cell office:value="0" office:value-type="float"/>
          <table:table-cell office:value="2375" office:value-type="float"/>
          <table:table-cell office:value="0" office:value-type="float"/>
          <table:table-cell office:value="23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12</text:p>
          </table:table-cell>
          <table:table-cell office:value="29691" office:value-type="float"/>
          <table:table-cell office:value="0" office:value-type="float"/>
          <table:table-cell office:value="2969" office:value-type="float"/>
          <table:table-cell office:value="0" office:value-type="float"/>
          <table:table-cell office:value="29" office:value-type="float"/>
          <table:table-cell office:value="0" office:value-type="float"/>
          <table:table-cell office:value="0" office:value-type="float"/>
          <table:table-cell/>
          <table:table-cell office:value="100000" office:value-type="float"/>
          <table:table-cell office:value-type="string">
            <text:p>Общий план ЦКП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13</text:p>
          </table:table-cell>
          <table:table-cell office:value="29691" office:value-type="float"/>
          <table:table-cell office:value="0" office:value-type="float"/>
          <table:table-cell office:value="2969" office:value-type="float"/>
          <table:table-cell office:value="0" office:value-type="float"/>
          <table:table-cell office:value="29" office:value-type="float"/>
          <table:table-cell office:value="0" office:value-type="float"/>
          <table:table-cell office:value="0" office:value-type="float"/>
          <table:table-cell/>
          <table:table-cell office:value="0" office:value-type="float"/>
          <table:table-cell office:value-type="string">
            <text:p>Общий факт ЦКП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14</text:p>
          </table:table-cell>
          <table:table-cell office:value="33254" office:value-type="float"/>
          <table:table-cell office:value="0" office:value-type="float"/>
          <table:table-cell office:value="3325" office:value-type="float"/>
          <table:table-cell office:value="0" office:value-type="float"/>
          <table:table-cell office:value="33" office:value-type="float"/>
          <table:table-cell office:value="0" office:value-type="float"/>
          <table:table-cell office:value="0" office:value-type="float"/>
          <table:table-cell/>
          <table:table-cell office:value="0.0" office:value-type="float"/>
          <table:table-cell office:value-type="string">
            <text:p>Процент выполнения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15</text:p>
          </table:table-cell>
          <table:table-cell office:value="35629" office:value-type="float"/>
          <table:table-cell office:value="0" office:value-type="float"/>
          <table:table-cell office:value="3562" office:value-type="float"/>
          <table:table-cell office:value="0" office:value-type="float"/>
          <table:table-cell office:value="35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16</text:p>
          </table:table-cell>
          <table:table-cell office:value="41567" office:value-type="float"/>
          <table:table-cell office:value="0" office:value-type="float"/>
          <table:table-cell office:value="4156" office:value-type="float"/>
          <table:table-cell office:value="0" office:value-type="float"/>
          <table:table-cell office:value="41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17</text:p>
          </table:table-cell>
          <table:table-cell office:value="29691" office:value-type="float"/>
          <table:table-cell office:value="0" office:value-type="float"/>
          <table:table-cell office:value="2969" office:value-type="float"/>
          <table:table-cell office:value="0" office:value-type="float"/>
          <table:table-cell office:value="29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18</text:p>
          </table:table-cell>
          <table:table-cell office:value="23752" office:value-type="float"/>
          <table:table-cell office:value="0" office:value-type="float"/>
          <table:table-cell office:value="2375" office:value-type="float"/>
          <table:table-cell office:value="0" office:value-type="float"/>
          <table:table-cell office:value="23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19</text:p>
          </table:table-cell>
          <table:table-cell office:value="29691" office:value-type="float"/>
          <table:table-cell office:value="0" office:value-type="float"/>
          <table:table-cell office:value="2969" office:value-type="float"/>
          <table:table-cell office:value="0" office:value-type="float"/>
          <table:table-cell office:value="29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0</text:p>
          </table:table-cell>
          <table:table-cell office:value="29691" office:value-type="float"/>
          <table:table-cell office:value="0" office:value-type="float"/>
          <table:table-cell office:value="2969" office:value-type="float"/>
          <table:table-cell office:value="0" office:value-type="float"/>
          <table:table-cell office:value="29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1</text:p>
          </table:table-cell>
          <table:table-cell office:value="33254" office:value-type="float"/>
          <table:table-cell office:value="0" office:value-type="float"/>
          <table:table-cell office:value="3325" office:value-type="float"/>
          <table:table-cell office:value="0" office:value-type="float"/>
          <table:table-cell office:value="33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2</text:p>
          </table:table-cell>
          <table:table-cell office:value="35629" office:value-type="float"/>
          <table:table-cell office:value="0" office:value-type="float"/>
          <table:table-cell office:value="3562" office:value-type="float"/>
          <table:table-cell office:value="0" office:value-type="float"/>
          <table:table-cell office:value="35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3</text:p>
          </table:table-cell>
          <table:table-cell office:value="41567" office:value-type="float"/>
          <table:table-cell office:value="0" office:value-type="float"/>
          <table:table-cell office:value="4156" office:value-type="float"/>
          <table:table-cell office:value="0" office:value-type="float"/>
          <table:table-cell office:value="41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4</text:p>
          </table:table-cell>
          <table:table-cell office:value="29691" office:value-type="float"/>
          <table:table-cell office:value="0" office:value-type="float"/>
          <table:table-cell office:value="2969" office:value-type="float"/>
          <table:table-cell office:value="0" office:value-type="float"/>
          <table:table-cell office:value="29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5</text:p>
          </table:table-cell>
          <table:table-cell office:value="23752" office:value-type="float"/>
          <table:table-cell office:value="0" office:value-type="float"/>
          <table:table-cell office:value="2375" office:value-type="float"/>
          <table:table-cell office:value="0" office:value-type="float"/>
          <table:table-cell office:value="23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6</text:p>
          </table:table-cell>
          <table:table-cell office:value="29691" office:value-type="float"/>
          <table:table-cell office:value="0" office:value-type="float"/>
          <table:table-cell office:value="2969" office:value-type="float"/>
          <table:table-cell office:value="0" office:value-type="float"/>
          <table:table-cell office:value="29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7</text:p>
          </table:table-cell>
          <table:table-cell office:value="29691" office:value-type="float"/>
          <table:table-cell office:value="0" office:value-type="float"/>
          <table:table-cell office:value="2969" office:value-type="float"/>
          <table:table-cell office:value="0" office:value-type="float"/>
          <table:table-cell office:value="29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8</text:p>
          </table:table-cell>
          <table:table-cell office:value="33254" office:value-type="float"/>
          <table:table-cell office:value="0" office:value-type="float"/>
          <table:table-cell office:value="3325" office:value-type="float"/>
          <table:table-cell office:value="0" office:value-type="float"/>
          <table:table-cell office:value="33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9</text:p>
          </table:table-cell>
          <table:table-cell office:value="35629" office:value-type="float"/>
          <table:table-cell office:value="0" office:value-type="float"/>
          <table:table-cell office:value="3562" office:value-type="float"/>
          <table:table-cell office:value="0" office:value-type="float"/>
          <table:table-cell office:value="35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30</text:p>
          </table:table-cell>
          <table:table-cell office:value="41567" office:value-type="float"/>
          <table:table-cell office:value="0" office:value-type="float"/>
          <table:table-cell office:value="4156" office:value-type="float"/>
          <table:table-cell office:value="0" office:value-type="float"/>
          <table:table-cell office:value="41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31</text:p>
          </table:table-cell>
          <table:table-cell office:value="29691" office:value-type="float"/>
          <table:table-cell office:value="0" office:value-type="float"/>
          <table:table-cell office:value="2969" office:value-type="float"/>
          <table:table-cell office:value="0" office:value-type="float"/>
          <table:table-cell office:value="29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12-14T19:03:37.665177</meta:creation-date>
    <dc:date>2023-12-14T19:03:37.686160</dc:date>
    <meta:generator>http://pypi.python.org/pypi/ezodf/0.1.0$Python3.11.1 (tags/v3.11.1:a7a450f, Dec  6 2022, 19:58:39) [MSC v.1934 64 bit (AMD64)]</meta:generator>
    <meta:document-statistic/>
    <meta:editing-cycles>1</meta:editing-cycles>
  </office:meta>
</office:document-meta>
</file>